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Heading_20_1" style:list-style-name="WWNum1"/>
    <style:style style:name="P23" style:family="paragraph" style:parent-style-name="Heading_20_1" style:list-style-name="WWNum1">
      <style:paragraph-properties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color="#000000" style:text-underline-style="none" fo:font-weight="bold" style:font-weight-asian="bold" style:font-weight-complex="bold"/>
    </style:style>
    <style:style style:name="T1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Terraform y Salt Project</text:span><text:span text:style-name="T2"><text:line-break/></text:span><text:span text:style-name="T3">Unidad 02.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5"><draw:frame draw:style-name="fr1" draw:name="image1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4"><text:span text:style-name="T5">Autor: Sergi García Barea</text:span></text:p>
      <text:p text:style-name="P4"><text:span text:style-name="T5">Actualizado Noviembre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/>
      <text:p text:style-name="P10"><text:span text:style-name="T9"><text:s/>💬</text:span> <text:span text:style-name="T10">Interesante</text:span></text:p>
      <text:p text:style-name="P12"><text:span text:style-name="T13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7">1. Introducción<text:tab/>2</text:span></text:a></text:p>
          <text:p text:style-name="P14"><text:a xlink:type="simple" xlink:href="#_vyhbfp4t666x" text:style-name="Index_20_Link" text:visited-style-name="Index_20_Link"><text:span text:style-name="T17">2. Entrega “Caso práctico 1”<text:tab/>3</text:span></text:a></text:p>
        </text:index-body>
      </text:table-of-content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4">UD02. Actividades entregables</text:span></text:p>
      <text:list xml:id="list1337869624" text:style-name="WWNum1">
        <text:list-item>
          <text:p text:style-name="P23"><text:bookmark text:name="_dbh0n1vac4c8"/>Introducción</text:p>
        </text:list-item>
      </text:list>
      <text:p text:style-name="P11">En esta unidad debes entregar un PDF/ODT/DOCX/Captura de pantalla <text:span text:style-name="T18">donde demuestres la realización de uno de los dos casos prácticos</text:span>. A continuación indicamos que entregar en cada uno de los casos prácticos.</text:p>
      <text:list xml:id="list233846318344760" text:continue-numbering="true" text:style-name="WWNum1">
        <text:list-item>
          <text:p text:style-name="P23"><text:bookmark text:name="_vyhbfp4t666x"/>Entrega “Caso práctico 1” (Solo se entrega un caso práctico)</text:p>
        </text:list-item>
      </text:list>
      <text:p text:style-name="P11">Captura de Wordpress funcionando gracias al despliegue.</text:p>
      <text:list xml:id="list233846276110654" text:continue-numbering="true" text:style-name="WWNum1">
        <text:list-item>
          <text:p text:style-name="P22"><text:bookmark text:name="_eakjyaz3pj5t"/>Entrega “Caso práctico 2” (Solo se entrega un caso práctico)</text:p>
        </text:list-item>
      </text:list>
      <text:p text:style-name="Standard"><text:soft-page-break/>Captura de la máquina virtual de Windows 10 en marcha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roducción a Terraform y Salt Project<text:tab/><text:tab/>Unidad 02. Actividades entregables</text:span></text:p>
      </style:header>
      <style:footer>
        <text:p text:style-name="MP4"><text:span text:style-name="MT1"><text:tab/><text:tab/>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4" meta:word-count="185" meta:character-count="1197" meta:non-whitespace-character-count="1030"/>
    <meta:generator>LibreOfficeDev/6.0.5.2$Linux_X86_64 LibreOffice_project/</meta:generator>
  </office:meta>
</office:document-meta>
</file>